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ca70"/>
    </style:style>
    <style:style style:name="P2" style:family="paragraph" style:parent-style-name="Standard">
      <style:text-properties officeooo:paragraph-rsid="000cba3b"/>
    </style:style>
    <style:style style:name="P3" style:family="paragraph" style:parent-style-name="Standard">
      <style:text-properties officeooo:paragraph-rsid="000e6003"/>
    </style:style>
    <style:style style:name="P4" style:family="paragraph" style:parent-style-name="Standard">
      <style:text-properties officeooo:paragraph-rsid="0012f7db"/>
    </style:style>
    <style:style style:name="P5" style:family="paragraph" style:parent-style-name="Standard">
      <style:text-properties officeooo:paragraph-rsid="0017df11"/>
    </style:style>
    <style:style style:name="P6" style:family="paragraph" style:parent-style-name="Standard">
      <style:text-properties officeooo:paragraph-rsid="001a6bb6"/>
    </style:style>
    <style:style style:name="P7" style:family="paragraph" style:parent-style-name="Standard">
      <style:text-properties officeooo:paragraph-rsid="002a323d"/>
    </style:style>
    <style:style style:name="P8" style:family="paragraph" style:parent-style-name="Standard">
      <style:text-properties officeooo:paragraph-rsid="002b3418"/>
    </style:style>
    <style:style style:name="P9" style:family="paragraph" style:parent-style-name="Standard">
      <style:text-properties officeooo:paragraph-rsid="002c87dc"/>
    </style:style>
    <style:style style:name="P10" style:family="paragraph" style:parent-style-name="Standard">
      <style:text-properties officeooo:paragraph-rsid="003063d1"/>
    </style:style>
    <style:style style:name="P11" style:family="paragraph" style:parent-style-name="Standard">
      <style:text-properties officeooo:paragraph-rsid="00325eaf"/>
    </style:style>
    <style:style style:name="P12" style:family="paragraph" style:parent-style-name="Standard">
      <style:text-properties officeooo:paragraph-rsid="003609d0"/>
    </style:style>
    <style:style style:name="P13" style:family="paragraph" style:parent-style-name="Standard">
      <style:text-properties officeooo:paragraph-rsid="003931b2"/>
    </style:style>
    <style:style style:name="P14" style:family="paragraph" style:parent-style-name="Standard">
      <style:paragraph-properties style:border-line-width-bottom="0.0118in 0.0118in 0.0118in" fo:padding="0.0291in" fo:border-left="none" fo:border-right="none" fo:border-top="none" fo:border-bottom="2.49pt double #000000" style:join-border="false"/>
      <style:text-properties officeooo:paragraph-rsid="002a323d"/>
    </style:style>
    <style:style style:name="T1" style:family="text">
      <style:text-properties officeooo:rsid="000aca70"/>
    </style:style>
    <style:style style:name="T2" style:family="text">
      <style:text-properties officeooo:rsid="000cba3b"/>
    </style:style>
    <style:style style:name="T3" style:family="text">
      <style:text-properties officeooo:rsid="000e6003"/>
    </style:style>
    <style:style style:name="T4" style:family="text">
      <style:text-properties officeooo:rsid="000f0a04"/>
    </style:style>
    <style:style style:name="T5" style:family="text">
      <style:text-properties officeooo:rsid="00100379"/>
    </style:style>
    <style:style style:name="T6" style:family="text">
      <style:text-properties officeooo:rsid="00100b0e"/>
    </style:style>
    <style:style style:name="T7" style:family="text">
      <style:text-properties officeooo:rsid="00111de3"/>
    </style:style>
    <style:style style:name="T8" style:family="text">
      <style:text-properties officeooo:rsid="001292e7"/>
    </style:style>
    <style:style style:name="T9" style:family="text">
      <style:text-properties officeooo:rsid="0012e146"/>
    </style:style>
    <style:style style:name="T10" style:family="text">
      <style:text-properties officeooo:rsid="0012f7db"/>
    </style:style>
    <style:style style:name="T11" style:family="text">
      <style:text-properties officeooo:rsid="00146faf"/>
    </style:style>
    <style:style style:name="T12" style:family="text">
      <style:text-properties officeooo:rsid="00156677"/>
    </style:style>
    <style:style style:name="T13" style:family="text">
      <style:text-properties officeooo:rsid="0016e1ef"/>
    </style:style>
    <style:style style:name="T14" style:family="text">
      <style:text-properties officeooo:rsid="0017df11"/>
    </style:style>
    <style:style style:name="T15" style:family="text">
      <style:text-properties officeooo:rsid="00194c94"/>
    </style:style>
    <style:style style:name="T16" style:family="text">
      <style:text-properties officeooo:rsid="001a6bb6"/>
    </style:style>
    <style:style style:name="T17" style:family="text">
      <style:text-properties officeooo:rsid="001af7fa"/>
    </style:style>
    <style:style style:name="T18" style:family="text">
      <style:text-properties officeooo:rsid="001c6224"/>
    </style:style>
    <style:style style:name="T19" style:family="text">
      <style:text-properties officeooo:rsid="001cc8e9"/>
    </style:style>
    <style:style style:name="T20" style:family="text">
      <style:text-properties officeooo:rsid="001e5933"/>
    </style:style>
    <style:style style:name="T21" style:family="text">
      <style:text-properties officeooo:rsid="001f5a47"/>
    </style:style>
    <style:style style:name="T22" style:family="text">
      <style:text-properties officeooo:rsid="0021403a"/>
    </style:style>
    <style:style style:name="T23" style:family="text">
      <style:text-properties officeooo:rsid="0021891c"/>
    </style:style>
    <style:style style:name="T24" style:family="text">
      <style:text-properties officeooo:rsid="0021fd2e"/>
    </style:style>
    <style:style style:name="T25" style:family="text">
      <style:text-properties officeooo:rsid="00236a89"/>
    </style:style>
    <style:style style:name="T26" style:family="text">
      <style:text-properties officeooo:rsid="0024eeec"/>
    </style:style>
    <style:style style:name="T27" style:family="text">
      <style:text-properties officeooo:rsid="00255cc2"/>
    </style:style>
    <style:style style:name="T28" style:family="text">
      <style:text-properties officeooo:rsid="00266bec"/>
    </style:style>
    <style:style style:name="T29" style:family="text">
      <style:text-properties officeooo:rsid="002744ed"/>
    </style:style>
    <style:style style:name="T30" style:family="text">
      <style:text-properties officeooo:rsid="0027b9a5"/>
    </style:style>
    <style:style style:name="T31" style:family="text">
      <style:text-properties officeooo:rsid="0029214b"/>
    </style:style>
    <style:style style:name="T32" style:family="text">
      <style:text-properties officeooo:rsid="002a323d"/>
    </style:style>
    <style:style style:name="T33" style:family="text">
      <style:text-properties officeooo:rsid="002b3418"/>
    </style:style>
    <style:style style:name="T34" style:family="text">
      <style:text-properties officeooo:rsid="002cf606"/>
    </style:style>
    <style:style style:name="T35" style:family="text">
      <style:text-properties officeooo:rsid="002d1d82"/>
    </style:style>
    <style:style style:name="T36" style:family="text">
      <style:text-properties officeooo:rsid="002e5215"/>
    </style:style>
    <style:style style:name="T37" style:family="text">
      <style:text-properties officeooo:rsid="003063d1"/>
    </style:style>
    <style:style style:name="T38" style:family="text">
      <style:text-properties officeooo:rsid="00325eaf"/>
    </style:style>
    <style:style style:name="T39" style:family="text">
      <style:text-properties officeooo:rsid="00327af2"/>
    </style:style>
    <style:style style:name="T40" style:family="text">
      <style:text-properties officeooo:rsid="00353a7b"/>
    </style:style>
    <style:style style:name="T41" style:family="text">
      <style:text-properties officeooo:rsid="00393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CTION:</text:span></text:p>
      <text:p text:style-name="P3"><text:span text:style-name="T2"><text:tab/>The context of </text:span><text:span text:style-name="T4">clinical </text:span><text:span text:style-name="T2">alerts </text:span><text:span text:style-name="T4">can </text:span><text:span text:style-name="T2">relate to identifying a patient's state of health, decision analysis for intervention, </text:span><text:span text:style-name="T4">or </text:span><text:span text:style-name="T2">disease modeling to define </text:span><text:span text:style-name="T4">what is an </text:span><text:span text:style-name="T2">alert </text:span><text:span text:style-name="T6">and vice versa</text:span><text:span text:style-name="T2">. <text:s/></text:span><text:span text:style-name="T3">Therefore, </text:span><text:span text:style-name="T19">an </text:span><text:span text:style-name="T3">alert event provide</text:span><text:span text:style-name="T19">s</text:span><text:span text:style-name="T3"> a wealth of opportunity for meaningful use of clinical data. <text:s/></text:span><text:span text:style-name="T4">For exam</text:span><text:span text:style-name="T5">p</text:span><text:span text:style-name="T4">le, m</text:span><text:span text:style-name="T2">edical alerts have been shown to provide positive benefit: such as reduced blood sugar variability \cite{Mastro}, and improved prescribing safety \cite{Raebel}. <text:s/>Currently, the extent of preventable medical error is estimated at 40,000 fatalities per year \cite{Muse}. <text:s/>The need for improved medical alerts has been recognized in a recent Joint Commission and FDA statement. <text:s/>The percentage of alerts currently being ignored, or alert fatigue, is estimated at 70-80\% \cite{Gouveia}. <text:s/></text:span></text:p>
      <text:p text:style-name="P2"><text:span text:style-name="T2"/></text:p>
      <text:p text:style-name="P5"><text:span text:style-name="T2"><text:tab/></text:span><text:span text:style-name="T9">While clinical decision support can improve accuracy[3], </text:span><text:span text:style-name="T17">black-boxed models do not allow provider</text:span><text:span text:style-name="T41">s</text:span><text:span text:style-name="T17"> to gauge their relevance.</text:span><text:span text:style-name="T12"> <text:s/></text:span><text:span text:style-name="T13">The emergence of </text:span><text:span text:style-name="T12">clinical decision support, </text:span><text:span text:style-name="T17">at the point of care,</text:span><text:span text:style-name="T12"> is </text:span><text:span text:style-name="T13">beginning to </text:span><text:span text:style-name="T12">reveal the limit</text:span><text:span text:style-name="T13">s of clinical accuracy, ranging from 50% to 85% in a variety of </text:span><text:span text:style-name="T17">clinical </text:span><text:span text:style-name="T13">specialties[wired]. <text:s/></text:span><text:span text:style-name="T14">The requirements of a human-computer interface in the clinical domain </text:span><text:span text:style-name="T17">are</text:span><text:span text:style-name="T14"> not yet </text:span><text:span text:style-name="T24">completely </text:span><text:span text:style-name="T14">characterized; </text:span><text:span text:style-name="T24">however the failure of past programs to be utilized reveals provider reluctance, </text:span><text:span text:style-name="T27">if the models generated are not understood, or </text:span><text:span text:style-name="T34">are</text:span><text:span text:style-name="T27"> poorly integrated with their clinical understanding</text:span><text:span text:style-name="T34">[mycin]</text:span><text:span text:style-name="T27">. <text:s/></text:span><text:span text:style-name="T14">In current freestyle chess tournaments, a form of play where players consult expert programs, </text:span><text:span text:style-name="T15">top players </text:span><text:span text:style-name="T25">are better able to</text:span><text:span text:style-name="T15"> </text:span><text:span text:style-name="T25">identify and </text:span><text:span text:style-name="T34">resolve</text:span><text:span text:style-name="T25"> </text:span><text:span text:style-name="T14">discrepancies </text:span><text:span text:style-name="T34">between </text:span><text:span text:style-name="T15">programs[article]. <text:s/>Th</text:span><text:span text:style-name="T27">erefore, </text:span><text:span text:style-name="T14">a better understanding of </text:span><text:span text:style-name="T18">the context</text:span><text:span text:style-name="T20">s</text:span><text:span text:style-name="T18">, </text:span><text:span text:style-name="T14">beliefs, </text:span><text:span text:style-name="T18">and </text:span><text:span text:style-name="T14">assumptions, </text:span><text:span text:style-name="T20">that </text:span><text:span text:style-name="T18">expert</text:span><text:span text:style-name="T20">s</text:span><text:span text:style-name="T18"> </text:span><text:span text:style-name="T26">implicitly </text:span><text:span text:style-name="T20">use in </text:span><text:span text:style-name="T18">modeling</text:span><text:span text:style-name="T14"> </text:span><text:span text:style-name="T15">is important for decision analysis.</text:span></text:p>
      <text:p text:style-name="P5"><text:span text:style-name="T14"/></text:p>
      <text:p text:style-name="P13"><text:span text:style-name="T14"><text:tab/></text:span><text:span text:style-name="T29">The diagnosis of a disease and its prognosis do not follow Occam's principle of simplest explanation[ ], upon which computational measures, </text:span><text:span text:style-name="T31">such as parsimony, </text:span><text:span text:style-name="T29">depend. <text:s/></text:span><text:span text:style-name="T30">However, i</text:span><text:span text:style-name="T29">n a prior study, </text:span><text:span text:style-name="T28">data analysis not only improved </text:span><text:span text:style-name="T29">the </text:span><text:span text:style-name="T28">accuracy </text:span><text:span text:style-name="T29">of breast cancer diagnosis</text:span><text:span text:style-name="T28">, but also </text:span><text:span text:style-name="T29">revealed a previously unknown mechanism, thus expanding </text:span><text:span text:style-name="T41">the</text:span><text:span text:style-name="T29"> basic scientific understanding.</text:span><text:span text:style-name="T28">[stanford, pathology, science beeast cancer] <text:s/></text:span><text:span text:style-name="T32">In this study, we used ensemble theory and empirical bayesian techniques over two cardiac patient datasets, those terminally ill in the ICU, and a recently released home monitor group. <text:s/></text:span><text:span text:style-name="T36">Learning algorithms generate hypothesis describing the relationship between input and output data points. <text:s/>The generation of these hypotheses is often black-boxed, or not entirely clear. <text:s/>In this </text:span><text:span text:style-name="T37">paper</text:span><text:span text:style-name="T36">, we investigate the relationship between Adaboost weight dynamics and points with high classification uncertainty. <text:s/>We seek to relate computational complexity of the hard boosting weights, with visually evaluated clinical assessment. <text:s/>The entropy and computational number of iterations over the weight dynamics, are lower in 'easy' points, while the opposite holds true for both entropy and weight dynamics of 'hard' points. <text:s/>Further, hard points are localized near the classification boundary, and easy points are spread further away. <text:s/></text:span><text:span text:style-name="T38">A bayesian modeling framework is used for improved decision analysis, </text:span><text:span text:style-name="T40">and to incorporate beliefs of experts</text:span><text:span text:style-name="T38">. <text:s/></text:span><text:span text:style-name="T40">For example, a</text:span><text:span text:style-name="T38"> loss likelihood function for the prediction of care is defined as the sum over a probability distribution of the number of alerts </text:span><text:span text:style-name="T39">and</text:span><text:span text:style-name="T38"> the distribution of time between alerts, to model aspects of home care and </text:span><text:span text:style-name="T40">ICU </text:span><text:span text:style-name="T38">patients respectively.</text:span><text:span text:style-name="T32"> <text:s/></text:span><text:span text:style-name="T35">To better expand the limits faced by both man and machine, a focus on a variety of contexts and modeling approaches is needed for further study.</text:span></text:p>
      <text:p text:style-name="P7"><text:span text:style-name="T28"/></text:p>
      <text:p text:style-name="P11"><text:span text:style-name="T38"/></text:p>
      <text:p text:style-name="P10"/>
      <text:p text:style-name="P14"/>
      <text:p text:style-name="P8"><text:span text:style-name="T33">METHODS:</text:span></text:p>
      <text:p text:style-name="P9"><text:span text:style-name="T2">The dynamics of Adaboost weights have been shown to distinguish 'easy' from 'hard' classification points\cite{Capri2002}. <text:s/>Data mining techniques are applied to handle features common to clinical data: high-dimensionality, variously scaled measures, group differences, and time series issues. <text:s/>Three </text:span><text:soft-page-break/><text:span text:style-name="T2">types of clinical alert are identified, static, sequential, and drifting. <text:s/>Further, global monitoring over the combined feature space is achieved. <text:s/>Finally, to address the issue of alert fatigue, results are graphically interpretable. <text:s/>Decision tree, forest plot, and sequence logo are presented.</text:span></text:p>
      <text:p text:style-name="P8"><text:span text:style-name="T33"/></text:p>
      <text:p text:style-name="P7"><text:span text:style-name="T28"/></text:p>
      <text:p text:style-name="P8"><text:span text:style-name="T33">-------------------</text:span></text:p>
      <text:p text:style-name="P7"><text:span text:style-name="T28">Diagnosis of </text:span><text:span text:style-name="T29">poorly understood </text:span><text:span text:style-name="T28">diseases </text:span><text:span text:style-name="T31">first </text:span><text:span text:style-name="T28">relies on </text:span><text:span text:style-name="T29">characteristic sets of </text:span><text:span text:style-name="T28"><text:s/>symptom</text:span><text:span text:style-name="T29">s, which </text:span><text:span text:style-name="T31">can later be replaced with improved tests based on </text:span><text:span text:style-name="T29"><text:s/>later </text:span><text:span text:style-name="T28"><text:s text:c="2"/></text:span><text:span text:style-name="T29">Later, which improved knowledge, </text:span><text:span text:style-name="T28"><text:s text:c="3"/></text:span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><text:tab/></text:span><text:span text:style-name="T20">Increasing amounts of data are being generated, through data mining, expanding </text:span><text:span text:style-name="T22">scientific </text:span><text:span text:style-name="T20">knowledge, and improved </text:span><text:span text:style-name="T22">clinical </text:span><text:span text:style-name="T20">technolog</text:span><text:span text:style-name="T23">ies</text:span><text:span text:style-name="T21">. <text:s/></text:span><text:span text:style-name="T23">The emerging field of data science </text:span><text:span text:style-name="T28">seeks to improve our analysis and understanding of this big data. <text:s/>D</text:span><text:span text:style-name="T22">ecision support syste</text:span><text:span text:style-name="T28">ms in current use provide informative templates related to the clinical domain[]</text:span><text:span text:style-name="T22">. <text:s/></text:span><text:span text:style-name="T23">Past studies in computer-aided clinical decision support reveals the needs </text:span><text:span text:style-name="T20"><text:s/></text:span></text:p>
      <text:p text:style-name="P5"><text:span text:style-name="T14"/></text:p>
      <text:p text:style-name="P5"><text:span text:style-name="T14"/></text:p>
      <text:p text:style-name="P6"><text:span text:style-name="T7">een clinical providers and medical systems </text:span><text:span text:style-name="T16">is not improved by providing black-boxed models[]. <text:s/>T</text:span><text:span text:style-name="T10">he need to </text:span><text:span text:style-name="T7">incorporat</text:span><text:span text:style-name="T10">e</text:span><text:span text:style-name="T7"> expert knowledge, and providing interpretable results. <text:s/>To </text:span><text:span text:style-name="T8">meet these goals, </text:span><text:span text:style-name="T7">we </text:span><text:span text:style-name="T12">provide simulation of the algorithmic process that can be monitored, constructed computational models based on expert beliefs, and provide interactive decision analysis tools.</text:span></text:p>
      <text:p text:style-name="P6"><text:span text:style-name="T12"/></text:p>
      <text:p text:style-name="P6"><text:span text:style-name="T12"/></text:p>
      <text:p text:style-name="P5"><text:span text:style-name="T14">to consult a number of expert systems as resources, and requires them to use human judgement to resolve discrepancies between different <text:s/>resolve discrepancies <text:s/>t</text:span><text:span text:style-name="T13"> <text:s/>utilizes interpretable models, </text:span><text:span text:style-name="T12">and machinereveals the limitations of both and about the problem domain, and utilize interactive visualization, and graphics to aid decision analysis. <text:s text:c="2"/>to clearly present results</text:span><text:span text:style-name="T8">utilize ensemble theory, maximum entropy, and empirical bayesian techniques. <text:s/></text:span><text:span text:style-name="T10">Reducing alert fatigue is not so much an issue of classification accuracy, but one of identifying clinically relevant states, that </text:span><text:span text:style-name="T11">engage </text:span><text:span text:style-name="T10">respon</text:span><text:span text:style-name="T11">ders</text:span><text:span text:style-name="T10">. <text:s/>We elicited expert knowledge in constructing our probability models, to understand the context, beliefs and assumptions clinicians operate upon, when an alert is either ignored or responded to. </text:span></text:p>
      <text:p text:style-name="P4"><text:span text:style-name="T10"/></text:p>
      <text:p text:style-name="P4"><text:span text:style-name="T10">in which alerts are ignored or responded to. <text:s text:c="3"/>At each step </text:span><text:span text:style-name="T7">n <text:s/>and A criteria for meaningful use is transparent computational models, eliciting expert knowledge, and </text:span></text:p>
      <text:p text:style-name="P2"><text:span text:style-name="T2"/></text:p>
      <text:p text:style-name="P2"><text:span text:style-name="T2">The purpose of this study is to link model complexity with visual information for a clinically meaningful alert. <text:s/>Recently, we were involved with a telehealth, at-home monitoring study, which recorded patient vital sign readings, twice daily, for an approximate several month interval. <text:s/>A publicly available dataset is sampled as well for comparative analysis. <text:s/></text:span></text:p>
      <text:p text:style-name="P2"><text:span text:style-name="T2"/></text:p>
      <text:p text:style-name="P2"><text:span text:style-name="T2">The dynamics of Adaboost weights have been shown to distinguish 'easy' from 'hard' classification points\cite{Capri2002}. <text:s/>Data mining techniques are applied to handle features common to clinical data: high-dimensionality, variously scaled measures, group differences, and time series issues. <text:s/>Three types of clinical alert are identified, static, sequential, and drifting. <text:s/>Further, global monitoring over the combined feature space is achieved. <text:s/>Finally, to address the issue of alert fatigue, results are graphically interpretable. <text:s/>Decision tree, forest plot, and sequence logo are presented.</text:span></text:p>
      <text:p text:style-name="P2"><text:span text:style-name="T2"/></text:p>
      <text:p text:style-name="P12"><text:span text:style-name="T36">t has been shown \cite{Capri2002}, that filtering 'easy', low-entropy weights from training incurs no </text:span><text:soft-page-break/><text:span text:style-name="T36">significant loss in accuracy. <text:s/>In this work, we utilize exploratory graphical statistics to link algorithm complexity with visual information. <text:s/>An entropy-based Sequence Logo, along with other graphics, are discussed to promote transparency and utilization by clinicians. <text:s/>The boosting weight dynamics of Adaboost are applied to data from a tele-health monitor alert study. <text:s/>Graphical comparison of alerts from clinician evaluation and automation is designed to reduce alert fatigue, and provide users a means to evaluate an alert's scope and severity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ver </meta:initial-creator>
    <meta:creation-date>2013-11-21T16:32:58</meta:creation-date>
    <dc:date>2013-11-22T12:01:51</dc:date>
    <dc:creator>solver </dc:creator>
    <meta:editing-duration>PT19H27M53S</meta:editing-duration>
    <meta:editing-cycles>42</meta:editing-cycles>
    <meta:generator>LibreOffice/4.0.2.2$Linux_X86_64 LibreOffice_project/400m0$Build-2</meta:generator>
    <meta:document-statistic meta:table-count="0" meta:image-count="0" meta:object-count="0" meta:page-count="3" meta:paragraph-count="15" meta:word-count="1106" meta:character-count="7791" meta:non-whitespace-character-count="6625"/>
  </office:meta>
</office:document-meta>
</file>